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C0000012CDB34C7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00" draw:fill="solid" draw:fill-color="#333333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abb400" draw:textarea-horizontal-align="justify" draw:textarea-vertical-align="middle" draw:auto-grow-height="false"/>
    </style:style>
    <style:style style:name="gr5" style:family="graphic" style:parent-style-name="standard">
      <style:graphic-properties svg:stroke-color="#333333" draw:fill="solid" draw:fill-color="#333333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 fo:font-size="9pt" style:text-underline-style="solid" style:text-underline-width="auto" style:text-underline-color="font-color" style:font-size-asian="9pt" style:font-size-complex="9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9pt" style:text-underline-style="solid" style:text-underline-width="auto" style:text-underline-color="font-color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1.143cm" svg:x="0cm" svg:y="0.254cm">
          <text:p text:style-name="P1"><text:span text:style-name="T1">Teaching Assistant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635cm" svg:height="0.635cm" svg:x="0.254cm" svg:y="0.508cm">
          <draw:image xlink:href="Pictures/100002010000012C0000012CDB34C77D.png" xlink:type="simple" xlink:show="embed" xlink:actuate="onLoad">
            <text:p/>
          </draw:image>
        </draw:frame>
        <draw:custom-shape draw:style-name="gr1" draw:text-style-name="P2" draw:layer="layout" svg:width="5.08cm" svg:height="0.889cm" svg:x="0cm" svg:y="1.524cm">
          <text:p text:style-name="P2">Week: 00h 00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8cm" svg:height="0.889cm" svg:x="0cm" svg:y="2.54cm">
          <text:p text:style-name="P2">Day: 00h 00m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08cm" svg:height="2.286cm" svg:x="0cm" svg:y="3.5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3.302cm" svg:height="0.847cm" svg:x="0.889cm" svg:y="4.36cm">
          <text:p text:style-name="P2">Clock 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.667cm" svg:height="0.254cm" svg:x="1.27cm" svg:y="5.334cm">
          <text:p text:style-name="P3"><text:span text:style-name="T2">View Timeshee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5.08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7T16:34:35.588148275</meta:creation-date>
    <dc:date>2014-11-17T16:37:48.588776417</dc:date>
    <meta:editing-duration>PT23S</meta:editing-duration>
    <meta:editing-cycles>2</meta:editing-cycles>
    <meta:generator>LibreOffice/4.2.7.2$Linux_X86_64 LibreOffice_project/420$Build-2</meta:generator>
    <meta:document-statistic meta:object-count="7"/>
  </office:meta>
</office:document-meta>
</file>